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Weak Scaling" table:style-name="ta1">
        <table:shapes>
          <draw:frame draw:z-index="0" draw:style-name="gr1" svg:width="6.2992in" svg:height="3.5449in" svg:x="6.2988in" svg:y="4.3713in">
            <draw:object draw:notify-on-update-of-ranges="'Weak Scaling'.A8:'Weak Scaling'.A13 'Weak Scaling'.B8:'Weak Scaling'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table:style-name="ce1" office:value-type="string">
            <text:p>Weak Scaling Study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Partition</text:p>
          </table:table-cell>
          <table:table-cell table:formula="of:=101*101" office:value-type="float" office:value="10201">
            <text:p>10201</text:p>
          </table:table-cell>
          <table:table-cell table:style-name="ce1" office:value-type="string">
            <text:p>W_c</text:p>
          </table:table-cell>
          <table:table-cell table:style-name="ce2" office:value-type="float" office:value="0.0001">
            <text:p>1.00E-004</text:p>
          </table:table-cell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Overla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Cores</text:p>
          </table:table-cell>
          <table:table-cell table:style-name="ce1" office:value-type="string">
            <text:p>Time (s)</text:p>
          </table:table-cell>
          <table:table-cell table:number-columns-repeated="4"/>
          <table:table-cell table:style-name="ce1" office:value-type="string">
            <text:p>N_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f:=[.$B$3]*[.A8]" office:value-type="float" office:value="10201">
            <text:p>1020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formula="of:=[.$B$3]*[.A9]" office:value-type="float" office:value="40804">
            <text:p>4080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f:=[.$B$3]*[.A10]" office:value-type="float" office:value="163216">
            <text:p>16321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f:=[.$B$3]*[.A11]" office:value-type="float" office:value="367236">
            <text:p>36723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f:=[.$B$3]*[.A12]" office:value-type="float" office:value="652864">
            <text:p>65286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5"/>
          <table:table-cell table:formula="of:=[.$B$3]*[.A13]" office:value-type="float" office:value="1020100">
            <text:p>10201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4:34:27</meta:creation-date>
    <dc:date>2012-12-10T17:28:41</dc:date>
    <meta:editing-duration>PT55M4S</meta:editing-duration>
    <meta:editing-cycles>11</meta:editing-cycles>
    <meta:generator>LibreOffice/3.5$Linux_X86_64 LibreOffice_project/350m1$Build-2</meta:generator>
    <dc:creator>Stuart Slattery</dc:cre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'Weak Scaling'.A8:'Weak Scaling'.B13" svg:x="0.77cm" svg:y="0.855cm" svg:width="11.739cm" svg:height="7.55cm">
          <chartooo:coordinate-region svg:x="1.391cm" svg:y="1.055cm" svg:width="10.838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ak Scaling'.B8:'Weak Scaling'.B13" chart:class="chart:scatter">
            <chart:domain table:cell-range-address="'Weak Scaling'.A8:'Weak Scaling'.A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A8:'Weak Scaling'.A13</svg:desc>
                </draw:g>
              </table:table-cell>
              <table:table-cell office:value-type="float" office:value="NaN">
                <text:p>NaN</text:p>
                <draw:g>
                  <svg:desc>'Weak Scaling'.B8:'Weak Scalin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